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ort width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escription 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rxddrclk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.5 gb/se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xbytec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312.5 mb/se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x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st al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xreq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s transmit request and data val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xby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8-bit hs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05:00:25.748000000</meta:creation-date>
    <dc:date>2024-09-08T05:31:34.827000000</dc:date>
    <meta:editing-duration>PT17M12S</meta:editing-duration>
    <meta:editing-cycles>2</meta:editing-cycles>
    <meta:generator>LibreOffice/24.8.0.3$Windows_X86_64 LibreOffice_project/0bdf1299c94fe897b119f97f3c613e9dca6be583</meta:generator>
    <meta:document-statistic meta:table-count="1" meta:cell-count="24" meta:object-count="0"/>
  </office:meta>
</office:document-meta>
</file>